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530d74"/>
    </style:style>
    <style:style style:name="P2" style:family="paragraph" style:parent-style-name="Text_20_body">
      <style:text-properties officeooo:rsid="001d4a08" officeooo:paragraph-rsid="005bfcec"/>
    </style:style>
    <style:style style:name="P3" style:family="paragraph" style:parent-style-name="Heading_20_2">
      <style:text-properties officeooo:rsid="001d4a08" officeooo:paragraph-rsid="001d4a08"/>
    </style:style>
    <style:style style:name="P4" style:family="paragraph" style:parent-style-name="Text_20_body" style:list-style-name="L1">
      <style:text-properties fo:font-weight="normal" officeooo:rsid="004d3706" officeooo:paragraph-rsid="004d3706" style:font-weight-asian="normal" style:font-weight-complex="normal"/>
    </style:style>
    <style:style style:name="P5" style:family="paragraph" style:parent-style-name="Text_20_body" style:list-style-name="L1">
      <style:text-properties fo:font-weight="normal" officeooo:rsid="005f6167" officeooo:paragraph-rsid="005f6167" style:font-weight-asian="normal" style:font-weight-complex="normal"/>
    </style:style>
    <style:style style:name="P6" style:family="paragraph" style:parent-style-name="Text_20_body" style:list-style-name="L1">
      <style:text-properties fo:font-weight="normal" officeooo:rsid="0033c2b0" officeooo:paragraph-rsid="00369486" style:font-weight-asian="normal" style:font-weight-complex="normal"/>
    </style:style>
    <style:style style:name="P7" style:family="paragraph" style:parent-style-name="Heading_20_2">
      <style:text-properties officeooo:rsid="001de5be" officeooo:paragraph-rsid="001de5be"/>
    </style:style>
    <style:style style:name="P8" style:family="paragraph" style:parent-style-name="Text_20_body">
      <style:text-properties officeooo:rsid="0025c04a" officeooo:paragraph-rsid="002bbe18"/>
    </style:style>
    <style:style style:name="T1" style:family="text">
      <style:text-properties officeooo:rsid="005f6167"/>
    </style:style>
    <style:style style:name="T2" style:family="text">
      <style:text-properties officeooo:rsid="006aff16"/>
    </style:style>
    <style:style style:name="T3" style:family="text">
      <style:text-properties officeooo:rsid="00253ea3"/>
    </style:style>
    <style:style style:name="T4" style:family="text">
      <style:text-properties fo:font-family="'Times New Roman'" style:font-family-generic="roman" style:font-pitch="variable" fo:font-size="14pt" fo:language="en" fo:country="US" officeooo:rsid="00253ea3" style:font-size-asian="14pt" style:font-family-complex="'Times New Roman'" style:font-family-generic-complex="system" style:font-pitch-complex="variable" style:font-size-complex="14pt"/>
    </style:style>
    <style:style style:name="T5" style:family="text">
      <style:text-properties fo:font-family="'Times New Roman'" style:font-family-generic="roman" style:font-pitch="variable" fo:font-size="14pt" fo:language="en" fo:country="US" officeooo:rsid="005f6167" style:font-size-asian="14pt" style:font-family-complex="'Times New Roman'" style:font-family-generic-complex="system" style:font-pitch-complex="variable" style:font-size-complex="14pt"/>
    </style:style>
    <style:style style:name="T6" style:family="text">
      <style:text-properties officeooo:rsid="0033c2b0"/>
    </style:style>
    <style:style style:name="T7" style:family="text">
      <style:text-properties officeooo:rsid="003d32a6"/>
    </style:style>
    <style:style style:name="T8" style:family="text">
      <style:text-properties officeooo:rsid="0036948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1">2.</text:span><text:span text:style-name="T2">6</text:span></text:p>
      <text:h text:style-name="Heading_20_2" text:outline-level="2">AIM</text:h>
      <text:p text:style-name="P2"><text:span text:style-name="T3">To </text:span><text:span text:style-name="T1">w</text:span><text:span text:style-name="T4">rite a lex program to recognize all strings which do not contain </text:span><text:span text:style-name="T5">the </text:span><text:span text:style-name="T4">first four characters of </text:span><text:span text:style-name="T5">our</text:span><text:span text:style-name="T4"> name as a substring.</text:span></text:p>
      <text:h text:style-name="P3" text:outline-level="2">ALGORITHM</text:h>
      <text:list text:style-name="L1">
        <text:list-item>
          <text:p text:style-name="P4">Start</text:p>
        </text:list-item>
        <text:list-item>
          <text:p text:style-name="P5">Create a lex file with following lexical rules:</text:p>
          <text:list>
            <text:list-item>
              <text:p text:style-name="P5">Define regex name as .*[pP][rR][aA][dD].* to recognize strings containing the first four letters of my name as a substring</text:p>
            </text:list-item>
            <text:list-item>
              <text:p text:style-name="P5">If input matches the above substring, print “Invalid”</text:p>
            </text:list-item>
            <text:list-item>
              <text:p text:style-name="P5">Otherwise, if input matches the string”exit”, terminate the program</text:p>
            </text:list-item>
            <text:list-item>
              <text:p text:style-name="P5">Otherwise, print “Valid”</text:p>
            </text:list-item>
            <text:list-item>
              <text:p text:style-name="P5">Define main function in suer code section to call yylex()</text:p>
            </text:list-item>
          </text:list>
        </text:list-item>
        <text:list-item>
          <text:p text:style-name="P5">Use lex command to generate C program</text:p>
        </text:list-item>
        <text:list-item>
          <text:p text:style-name="P5">Run the <text:s/>C program</text:p>
        </text:list-item>
        <text:list-item>
          <text:p text:style-name="P6">Stop</text:p>
        </text:list-item>
      </text:list>
      <text:h text:style-name="P7" text:outline-level="2" text:is-list-header="true">RESULT</text:h>
      <text:p text:style-name="P8">Successfully <text:span text:style-name="T6">s</text:span>imulate<text:span text:style-name="T6">d</text:span> <text:span text:style-name="T7">C-SCAN </text:span><text:span text:style-name="T8">Disk scheduling </text:span>algorith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<text:span text:style-name="MT1">Date:</text:span> 07/08/2024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16:37:30.412189074</meta:creation-date>
    <dc:date>2025-09-17T19:23:52.384911876</dc:date>
    <meta:editing-duration>PT6H2M58S</meta:editing-duration>
    <meta:editing-cycles>36</meta:editing-cycles>
    <meta:generator>LibreOffice/25.2.6.2$Linux_X86_64 LibreOffice_project/520$Build-2</meta:generator>
    <meta:document-statistic meta:table-count="0" meta:image-count="0" meta:object-count="0" meta:page-count="1" meta:paragraph-count="17" meta:word-count="116" meta:character-count="680" meta:non-whitespace-character-count="590"/>
  </office:meta>
</office:document-meta>
</file>